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pt"/>
    </style:style>
    <style:style style:name="P2" style:family="paragraph" style:parent-style-name="Standard">
      <style:paragraph-properties fo:margin-top="0cm" fo:margin-bottom="0.499cm" loext:contextual-spacing="false"/>
    </style:style>
    <style:style style:name="P3" style:family="paragraph" style:parent-style-name="Standard">
      <style:paragraph-properties fo:margin-top="0cm" fo:margin-bottom="0.499cm" loext:contextual-spacing="false"/>
      <style:text-properties fo:font-size="18pt"/>
    </style:style>
    <style:style style:name="P4" style:family="paragraph" style:parent-style-name="Standard">
      <style:paragraph-properties fo:margin-top="0cm" fo:margin-bottom="0.499cm" loext:contextual-spacing="false"/>
      <style:text-properties fo:font-size="10pt"/>
    </style:style>
    <style:style style:name="T1" style:family="text">
      <style:text-properties fo:font-weight="bold"/>
    </style:style>
    <style:style style:name="T2" style:family="text">
      <style:text-properties fo:font-size="14pt" fo:font-weight="bold"/>
    </style:style>
    <style:style style:name="T3" style:family="text">
      <style:text-properties fo:font-size="18pt"/>
    </style:style>
    <style:style style:name="T4" style:family="text">
      <style:text-properties fo:font-size="18pt" fo:font-weight="bold"/>
    </style:style>
    <style:style style:name="T5" style:family="text">
      <style:text-properties fo:font-size="18pt" fo:font-weight="bold" style:font-weight-asian="bold" style:font-weight-complex="bold"/>
    </style:style>
    <style:style style:name="T6" style:family="text">
      <style:text-properties fo:font-size="10pt"/>
    </style:style>
    <style:style style:name="T7" style:family="text">
      <style:text-properties fo:font-size="10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Bloques del Proyecto:</text:span><text:line-break/><text:span text:style-name="T1">Electrónica</text:span>: al principio se va a basar en módulo esp8266[1] al que se le van a conectar dos acelerómetros[2] y dos sensores barométricos[3]. se necesita leer los datos de los acelerómetros, 6 canales analógicos que habría que multiplexar[4] y los barómetros que tienen una conexión serie. también hay que agregar una antena para mejorar el alcance. Como extra, se pueden almacenar los datos en alguna memoria para el caso en que se pierda conexion y se puede agregar también una cámara de video y un buzzer para poder ubicar mas fácilmente el cohete cuando haya que recuperarlo.<text:line-break/><text:line-break/><text:span text:style-name="T1">Estación de tierra:</text:span> es básicamente un programa en Python que crea un socket de red para que el esp se conecte como cliente, hay que definir un protocolo de comunicación para enviar los datos. Se deberían mostrar los datos en tiempo real y almacenarlos en un archivo. Para la conexión se debe conectar un AP que tenga buena potencia y se le desarrolla también un dispositivo con conexión usb con un barómetro y otros sensores que sirvan como referencia.<text:line-break/><text:line-break/><text:span text:style-name="T1">Motor</text:span>: vamos a comenzar con motores comerciales y algunos hechos por nosotros, del mismo tamaño que los comerciales para poder probarlos en los cohetes que compremos. Tendríamos que comenzar haciendo un banco de pruebas para medir el empuje de los motores. En el laboratorio de motores del departamento de mecánica, nos dieron el ok para que vayamos a probar los motores así que hay que aprovecharlo.</text:p>
      <text:p text:style-name="P1"><text:span text:style-name="T1">Cohete</text:span>: en un principio también vamos a comprar modelos comerciales, y empezaríamos a diseñar uno propio mas o menos del mismo tamaño que los comerciales, que luego lo iríamos agrandando. El objetivo para este año es que el cohete alcance unos 1000m y pueda llevar un Cansat[5] como carga útil.</text:p>
      <text:p text:style-name="P2"/>
      <text:p text:style-name="Standard">​<text:span text:style-name="T5">Organización del Proyecto:</text:span></text:p>
      <text:p text:style-name="P3"><text:span text:style-name="T7">Equipos: </text:span><text:span text:style-name="T6">Vamos a organizar un equipo por cada bloque, para que no estemos todos haciendo todo al mismo tiempo y podamos avanzar en paralelo con el desarrollo de los bloques del proyecto.<text:line-break/><text:line-break/></text:span><text:span text:style-name="T7">Reuniones</text:span><text:span text:style-name="T6">: Vamos a tratar de trabajar online lo mas que se pueda, para no depender de coincidir en un horario en el que podamos todos. Las reuniones serian los jueves a las 19, los viernes en un horario a definir, se hace una segunda juntada para quienes no puedan estar los jueves y una vez que ya podamos empezar a trabajar, nos juntamos los sábados a la tarde.</text:span>​ ​<text:span text:style-name="T6">Todo lo que se hable en las reuniones va a quedar guardado en forma de minuta en GitHub, quedara como tarea para alguno ​registrar todo lo hablado y subirlo al final de la reunión. Durante las reuniones presenciales, vamos a tratar de que cada equipo tenga un espacio por reunión para explicar al resto sobre su trabajo, una especie de ciclo de formación continua en el que cada lección aprendida por un equipo se comenta al resto.</text:span></text:p>
      <text:p text:style-name="P1"><text:span text:style-name="T1">GitHub</text:span>: Va a ser nuestra principal herramienta de trabajo y documentación, se deberían subir todos los avances de cada etapa al repositorio[6]. Como primera tarea para todos habría que leer sobre github, generar un usuario y solicitar acceso al repositorio.</text:p>
      <text:p text:style-name="Standard"/>
      <text:p text:style-name="Standard">​<text:span text:style-name="T7">Trello</text:span><text:span text:style-name="T4">​</text:span><text:span text:style-name="T6">: No lo investigue todavia, pero ya que somos muchos y tenemos muchas tareas para hacer, voy a tratar de cargar todas las tareas en un proyecto de trello[7] para que vayamos asignando tareas y viendo los avances. Para esto tambien se necesita un usuario y sobre todo, ser metódicos y marcar los avances.</text:span></text:p>
      <text:p text:style-name="Standard"><text:line-break/><text:line-break/></text:p>
      <text:p text:style-name="Standard">​<text:span text:style-name="T6">Referencias:</text:span></text:p>
      <text:p text:style-name="Standard"><text:span text:style-name="T6">[1]</text:span><text:a xlink:type="simple" xlink:href="https://es.wikipedia.org/wiki/ESP8266" text:style-name="Internet_20_link" text:visited-style-name="Visited_20_Internet_20_Link"><text:span text:style-name="T6">ES8266</text:span></text:a></text:p>
      <text:p text:style-name="Standard"><text:span text:style-name="T6">[2]</text:span><text:a xlink:type="simple" xlink:href="http://www.analog.com/en/products/sensors-mems/accelerometers/ADXL355.html#product-overview" text:style-name="Internet_20_link" text:visited-style-name="Visited_20_Internet_20_Link"><text:span text:style-name="T6">Acelerometro</text:span></text:a></text:p>
      <text:p text:style-name="Standard"><text:span text:style-name="T6">[3]</text:span><text:a xlink:type="simple" xlink:href="https://cdn-shop.adafruit.com/datasheets/BST-BMP180-DS000-09.pdf" text:style-name="Internet_20_link" text:visited-style-name="Visited_20_Internet_20_Link"><text:span text:style-name="T6">Sensor Barometrico</text:span></text:a></text:p>
      <text:p text:style-name="Standard"><text:span text:style-name="T6">[4]</text:span><text:a xlink:type="simple" xlink:href="http://www.farnell.com/datasheets/1645588.pdf" text:style-name="Internet_20_link" text:visited-style-name="Visited_20_Internet_20_Link"><text:span text:style-name="T6">Multiplexor Analogico</text:span></text:a><text:span text:style-name="T6"><text:line-break/>[5]</text:span><text:a xlink:type="simple" xlink:href="https://es.wikipedia.org/wiki/Cansat" text:style-name="Internet_20_link" text:visited-style-name="Visited_20_Internet_20_Link"><text:span text:style-name="T6">Cansat</text:span></text:a></text:p>
      <text:p text:style-name="Standard"><text:span text:style-name="T6">[6]</text:span><text:a xlink:type="simple" xlink:href="https://github.com/ClubdeRobotica/Coheteria-Experimental" text:style-name="Internet_20_link" text:visited-style-name="Visited_20_Internet_20_Link"><text:span text:style-name="T6">GitHub</text:span></text:a></text:p>
      <text:p text:style-name="Standard"><text:span text:style-name="T6">[7]</text:span><text:a xlink:type="simple" xlink:href="https://trello.com/" text:style-name="Internet_20_link" text:visited-style-name="Visited_20_Internet_20_Link"><text:span text:style-name="T6">Trello</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23:17:11.482669026</meta:creation-date>
    <dc:date>2018-04-19T23:18:29.079231992</dc:date>
    <meta:editing-duration>PT1M17S</meta:editing-duration>
    <meta:editing-cycles>1</meta:editing-cycles>
    <meta:document-statistic meta:table-count="0" meta:image-count="0" meta:object-count="0" meta:page-count="1" meta:paragraph-count="14" meta:word-count="449" meta:character-count="3443" meta:non-whitespace-character-count="2261"/>
    <meta:generator>LibreOffice/5.1.6.2$Linux_X86_64 LibreOffice_project/10m0$Build-2</meta:generator>
  </office:meta>
</office:document-meta>
</file>